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JavaScript<text:line-break/>(part 1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efinition of JavaScri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 often abbreviated as JS, is a programming language that conforms to the ECMAScript specification.</text:p>
              </text:list-item>
              <text:list-item>
                <text:p>JavaScript is high-level, often just-in-time compiled, and multi-paradigm.</text:p>
              </text:list-item>
              <text:list-item>
                <text:p>It has curly-bracket syntax, dynamic typing, prototype-based object-orientation, and first-class functions. 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he &lt;script&gt; Ta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&lt;script language=”javascript”&gt;</text:p>
                <text:p>... code ...</text:p>
                <text:p>&lt;/script&gt;</text:p>
              </text:list-header>
              <text:list-item>
                <text:p><text:s/>&lt;script src="myScript.js"&gt;&lt;/script&gt; </text:p>
              </text:list-item>
              <text:list-item>
                <text:p>language attribute is not-required these days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here to output resul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ing into an HTML element, using innerHTML.</text:p>
              </text:list-item>
              <text:list-item>
                <text:p>Writing into the HTML output using document.write().</text:p>
              </text:list-item>
              <text:list-item>
                <text:p>Writing into an alert box, using window.alert().</text:p>
              </text:list-item>
              <text:list-item>
                <text:p>Writing into the browser console, using console.log(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-like synta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...<text:line-break/>function myFunction() {</text:p>
                <text:p>document.getElementById("demo1").innerHTML = "Hello Dolly!"; document.getElementById("demo2").innerHTML = "How are you?"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 i</text:p>
              </text:list-item>
              <text:list-item>
                <text:p>var j = 10</text:p>
              </text:list-item>
              <text:list-item>
                <text:p>var a = “hello”, b = “world”</text:p>
                <text:p/>
              </text:list-item>
              <text:list-item>
                <text:p>Also possible to use ‘let’ and ‘const’ keywords, their scope will be described la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Arithmetic opera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+ <text:tab/>Addition</text:p>
              </text:list-item>
              <text:list-item>
                <text:p>- <text:tab/>Subtraction</text:p>
              </text:list-item>
              <text:list-item>
                <text:p>* <text:tab/>Multiplication</text:p>
              </text:list-item>
              <text:list-item>
                <text:p>** <text:tab/>Exponentiation (ES2016)</text:p>
              </text:list-item>
              <text:list-item>
                <text:p>/ <text:tab/>Division</text:p>
              </text:list-item>
              <text:list-item>
                <text:p>% <text:tab/>Modulus (Division Remainder)</text:p>
              </text:list-item>
              <text:list-item>
                <text:p>++ <text:tab/>Increment</text:p>
              </text:list-item>
              <text:list-item>
                <text:p>-- <text:tab/>Dec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Assignment oper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= <text:tab/>x = y</text:p>
              </text:list-item>
              <text:list-item>
                <text:p>+= <text:tab/>x += y</text:p>
              </text:list-item>
              <text:list-item>
                <text:p>-= <text:tab/>x -= y</text:p>
              </text:list-item>
              <text:list-item>
                <text:p>*= <text:tab/>x *= y</text:p>
              </text:list-item>
              <text:list-item>
                <text:p>/= <text:tab/>x /= y </text:p>
              </text:list-item>
              <text:list-item>
                <text:p>%= <text:tab/>x %= y</text:p>
              </text:list-item>
              <text:list-item>
                <text:p>**= <text:tab/>x **= 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tring oper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+ to add concatenate strings</text:p>
              </text:list-item>
              <text:list-item>
                <text:p>+= to concatenate and assign strings</text:p>
              </text:list-item>
              <text:list-item>
                <text:p>If in ‘+’ expression any of args is string - the result is st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omparison operators</text:p>
          </draw:text-box>
        </draw:frame>
        <draw:frame presentation:style-name="pr4" draw:layer="layout" svg:width="25.199cm" svg:height="14.045cm" svg:x="1.4cm" svg:y="3.048cm" presentation:class="outline" presentation:user-transformed="true">
          <draw:text-box>
            <text:list text:style-name="L2">
              <text:list-item>
                <text:p>== <text:tab/>equal to</text:p>
              </text:list-item>
              <text:list-item>
                <text:p>=== <text:tab/>equal value and equal type</text:p>
              </text:list-item>
              <text:list-item>
                <text:p>!= <text:tab/>not equal</text:p>
              </text:list-item>
              <text:list-item>
                <text:p>!== <text:tab/>not equal value or not equal type</text:p>
              </text:list-item>
              <text:list-item>
                <text:p>&gt; <text:tab/>greater than</text:p>
              </text:list-item>
              <text:list-item>
                <text:p>&lt; <text:tab/>less than</text:p>
              </text:list-item>
              <text:list-item>
                <text:p>&gt;= <text:tab/>greater than or equal to</text:p>
              </text:list-item>
              <text:list-item>
                <text:p>&lt;= <text:tab/>less than or equal to</text:p>
              </text:list-item>
              <text:list-item>
                <text:p>? <text:tab/>ternary opera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Logical Oper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amp;&amp; <text:tab/>logical and</text:p>
              </text:list-item>
              <text:list-item>
                <text:p>|| <text:tab/>logical or</text:p>
              </text:list-item>
              <text:list-item>
                <text:p>! <text:tab/>logical n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ype Oper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of <text:tab/>Returns the type of a variable (string, number, boolean, undefined, function, object)</text:p>
              </text:list-item>
              <text:list-item>
                <text:p>instanceof <text:tab/>Returns true if an object is an instance of an object ty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Bitwise Oper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amp; <text:tab/>AND </text:p>
              </text:list-item>
              <text:list-item>
                <text:p>| <text:tab/>OR </text:p>
              </text:list-item>
              <text:list-item>
                <text:p>~ <text:tab/>NOT</text:p>
              </text:list-item>
              <text:list-item>
                <text:p>^ <text:tab/>XOR</text:p>
              </text:list-item>
              <text:list-item>
                <text:p>&lt;&lt; <text:tab/>Zero fill left shift</text:p>
              </text:list-item>
              <text:list-item>
                <text:p>&gt;&gt; <text:tab/>Signed right shift</text:p>
              </text:list-item>
              <text:list-item>
                <text:p>&gt;&gt;&gt; <text:tab/>Zero fill right shif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ata Ty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types are dynamic - same variable can be used to hold different data types<text:line-break/><text:line-break/>var x<text:line-break/>x = 5; // Number<text:line-break/>x = “Hello”; // St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ata Types (cont)</text:p>
          </draw:text-box>
        </draw:frame>
        <draw:frame presentation:style-name="pr4" draw:layer="layout" svg:width="25.199cm" svg:height="13.791cm" svg:x="1.4cm" svg:y="3.302cm" presentation:class="outline" presentation:user-transformed="true">
          <draw:text-box>
            <text:list text:style-name="L2">
              <text:list-item>
                <text:p>String<text:line-break/>var x = “hello”; // Can use quotes or double-quotes</text:p>
              </text:list-item>
              <text:list-item>
                <text:p>Number<text:line-break/>var x = 5, y=3.14</text:p>
              </text:list-item>
              <text:list-item>
                <text:p>Boolean<text:line-break/>var x = true; // true/false</text:p>
              </text:list-item>
              <text:list-item>
                <text:p>Arrays<text:line-break/>var a = [1, 2, 3]</text:p>
              </text:list-item>
              <text:list-item>
                <text:p>Objects</text:p>
                <text:p>var o = {firstname:”John”, lastname:”Lennon”}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Undefined and nu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 a<text:line-break/>typeof a == undefined</text:p>
              </text:list-item>
              <text:list-item>
                <text:p>var a = undefined<text:line-break/>typeof a == undefined</text:p>
              </text:list-item>
              <text:list-item>
                <text:p>var a = null<text:line-break/>typeof a == object // !SIC</text:p>
                <text:p/>
              </text:list-item>
              <text:list-item>
                <text:p>undefined and null same in value but different in ty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ction myFunction(p1, p2) {</text:p>
                <text:p><text:s text:c="2"/>return p1 * p2;</text:p>
                <text:p>}</text:p>
              </text:list-item>
              <text:list-item>
                <text:p>var myFunction = function(p1, p2) {</text:p>
                <text:p><text:s text:c="2"/>return p1 * p2;</text:p>
                <text:p>}</text:p>
              </text:list-item>
              <text:list-item>
                <text:p>Variables defined in function are loc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Objects</text:p>
          </draw:text-box>
        </draw:frame>
        <draw:frame presentation:style-name="pr4" draw:layer="layout" svg:width="25.199cm" svg:height="13.791cm" svg:x="1.4cm" svg:y="3.302cm" presentation:class="outline" presentation:user-transformed="true">
          <draw:text-box>
            <text:list text:style-name="L2">
              <text:list-item>
                <text:p>var o = {name:”Dmitry”, age:”20”}</text:p>
              </text:list-item>
              <text:list-item>
                <text:p>o.name - access the name property of object</text:p>
              </text:list-item>
              <text:list-item>
                <text:p>o[“name”] - same as o.name</text:p>
              </text:list-item>
              <text:list-item>
                <text:p>o.otherProperty = 123 - allowed dymanic extension</text:p>
              </text:list-item>
              <text:list-item>
                <text:p>Also it is possible to use ‘new’ operator to create objects (or even other types)<text:line-break/>var o = new Object();<text:line-break/>var s = new String();<text:line-break/>but this is bad practice usual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HTML events and JS</text:p>
          </draw:text-box>
        </draw:frame>
        <draw:frame presentation:style-name="pr4" draw:layer="layout" svg:width="25.199cm" svg:height="15.748cm" svg:x="1.4cm" svg:y="3.302cm" presentation:class="outline" presentation:user-transformed="true">
          <draw:text-box>
            <text:list text:style-name="L2">
              <text:list-item>
                <text:p>&lt;tag event=”js code”&gt;</text:p>
              </text:list-item>
              <text:list-item>
                <text:p>&lt;div onclick=”alert(‘Hello’)”&gt;<text:line-break/></text:p>
              </text:list-item>
              <text:list-item>
                <text:p>onchange</text:p>
              </text:list-item>
              <text:list-item>
                <text:p>onclick</text:p>
              </text:list-item>
              <text:list-item>
                <text:p>onmouseover</text:p>
              </text:list-item>
              <text:list-item>
                <text:p>onmouseout</text:p>
              </text:list-item>
              <text:list-item>
                <text:p>onkeydown</text:p>
              </text:list-item>
              <text:list-item>
                <text:p>onlo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3:09:18.885377719</meta:creation-date>
    <meta:editing-duration>P13DT23H57M41S</meta:editing-duration>
    <meta:editing-cycles>17</meta:editing-cycles>
    <meta:generator>LibreOffice/6.4.6.2$Linux_X86_64 LibreOffice_project/40$Build-2</meta:generator>
    <dc:title>Blue Curve</dc:title>
    <dc:date>2020-12-03T08:54:49.589879997</dc:date>
    <meta:document-statistic meta:object-count="110"/>
  </office:meta>
</office:document-meta>
</file>